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8c3a" officeooo:paragraph-rsid="00078c3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8c3a" officeooo:paragraph-rsid="00078c3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8c3a" officeooo:paragraph-rsid="00078c3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8c3a" officeooo:paragraph-rsid="00078c3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4</text:p>
      <text:p text:style-name="P2"/>
      <text:p text:style-name="P4"><text:span text:style-name="T1">Тема:</text:span> Составление программ циклической структуры в IDE PyCharm Community.</text:p>
      <text:p text:style-name="P4"/>
      <text:p text:style-name="P4"><text:span text:style-name="T1">Цель</text:span>: закрепить усвоенные знания, понятия, алгоритмы, основные принципы составления</text:p>
      <text:p text:style-name="P4">программ, приобрести навыки составления программ циклической структуры в IDE PyCharm</text:p>
      <text:p text:style-name="P4">Community.</text:p>
      <text:p text:style-name="P4"/>
      <text:p text:style-name="P3">Задача №1</text:p>
      <text:p text:style-name="P3">Постановка задачи:</text:p>
      <text:p text:style-name="P4">Даны два целых числа A и B (A &lt; B). Вывести в порядке убывания все целые числа, расположенные между A и B (не включая числа A и B), а также количество N этих чисел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27T18:52:53.456000872</dc:date>
    <meta:editing-cycles>2</meta:editing-cycles>
    <meta:editing-duration>PT6M27S</meta:editing-duration>
    <meta:document-statistic meta:table-count="0" meta:image-count="0" meta:object-count="0" meta:page-count="1" meta:paragraph-count="8" meta:word-count="70" meta:character-count="463" meta:non-whitespace-character-count="401"/>
    <meta:user-defined meta:name="Поле 1"/>
    <meta:user-defined meta:name="Поле 2"/>
    <meta:user-defined meta:name="Поле 3"/>
    <meta:user-defined meta:name="Поле 4"/>
  </office:meta>
</office:document-meta>
</file>